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354.5pt"/>
    </style:style>
    <style:style style:name="co3" style:family="table-column">
      <style:table-column-properties fo:break-before="auto" style:column-width="183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topic #</text:p>
          </table:table-cell>
          <table:table-cell table:style-name="ce1" office:value-type="string" calcext:value-type="string">
            <text:p>top 15 words (excluding most frequent words)</text:p>
          </table:table-cell>
          <table:table-cell table:style-name="ce1" office:value-type="string" calcext:value-type="string">
            <text:p>topic labe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thaḥ lakṣaṇa artham lakṣaṇam bhāṣya artha prayojanam sūtra darśayati bhāṣyam sūtram pṛcchati caḥ bhāvaḥ śabdena</text:p>
          </table:table-cell>
          <table:table-cell office:value-type="string" calcext:value-type="string">
            <text:p>[subcommentary: nyāya and bauddha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hma śruti arthaḥ jīva brahmaṇaḥ śeṣaḥ sarva jagat sūtra anyathā śabda īśvara virodhaḥ śruteḥ yukti</text:p>
          </table:table-cell>
          <table:table-cell office:value-type="string" calcext:value-type="string">
            <text:p>[commentary: dvaita (NSu)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ūpa sarvu pratītiḥ anyathā pratīyate artha asat para pūrvva samvedanam upi rūpeṇa nāma gatiḥ samvedana</text:p>
          </table:table-cell>
          <table:table-cell office:value-type="string" calcext:value-type="string">
            <text:p>[commentary: bauddha (PVA)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ārya kāraṇa sahakāri kāryam bīja sāmagrī svabhāva janana aṅkura śakti śaktiḥ eka hetu janaka sāmarthyam</text:p>
          </table:table-cell>
          <table:table-cell office:value-type="string" calcext:value-type="string">
            <text:p>[causation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ñāna abhiprāyaḥ jñānam artha arthaḥ śakyate avagamyate pūrva idānīm buddhiḥ kalpanā bhaviṣyati sambandhaḥ grāhya sidhyati</text:p>
          </table:table-cell>
          <table:table-cell office:value-type="string" calcext:value-type="string">
            <text:p>[commentary: mīmāṃsā (ŚVK)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a pramāṇa svayam doṣaḥ vastu vyavahāra loka mātram siddhiḥ parasya nāma bādhā anyathā sarvathā asmākam</text:p>
          </table:table-cell>
          <table:table-cell office:value-type="string" calcext:value-type="string">
            <text:p>[debate meta-discourse]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śabda artha vastu ityādinā anya sambandhaḥ arthaḥ śabdāt eka śabdaḥ śabdānām saṃketa svabhāva śabdena śabdasya</text:p>
          </table:table-cell>
          <table:table-cell office:value-type="string" calcext:value-type="string">
            <text:p>[bauddha on language and things (PVVṬ)]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ddhiḥ sādhya siddha vyāpti āśraya sādhana asiddha asiddheḥ viruddha asiddhiḥ vyāpaka siddhau pakṣa abhāvāt pramāṇa</text:p>
          </table:table-cell>
          <table:table-cell office:value-type="string" calcext:value-type="string">
            <text:p>[inference: assessing proofs]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rasaṅgāt abhāvāt prasaṅgaḥ sarva anyathā viśeṣa adṛṣṭa sarvatra niyamaḥ viśeṣaḥ anupapatteḥ vyavahāra kāraṇa dvitīyaḥ antara</text:p>
          </table:table-cell>
          <table:table-cell office:value-type="string" calcext:value-type="string">
            <text:p>[reconciling theory with reality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rakāśa nīla prakāśaḥ rūpa ātma rūpam grāhya ātmā jñāna grāhaka ākāra saṃvid prakāśate nīlam ābhāsa</text:p>
          </table:table-cell>
          <table:table-cell office:value-type="string" calcext:value-type="string">
            <text:p>[perception and externality] [formerly: object-aspect of cognition]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ñānam jñāna indriya viṣaya pratyakṣam artha jñānasya pratyakṣa viṣayam vijñānam akṣa jam rūpa kalpanā grahaṇam</text:p>
          </table:table-cell>
          <table:table-cell office:value-type="string" calcext:value-type="string">
            <text:p>[perceptual process] [formerly: sensation (inward factors)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ādhya hetu pakṣa hetuḥ hetoḥ anvaya sādhana dṛṣṭāntaḥ dṛṣṭānta vyatireka vaidharmya vyatirekaḥ udāharaṇa vacanam pratijñā</text:p>
          </table:table-cell>
          <table:table-cell office:value-type="string" calcext:value-type="string">
            <text:p>[inference: using example cases]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śabda artha śabdaḥ vākya arthaḥ śabdasya pada vācaka artham vācya go gauḥ sambandha śabdāt vākyam</text:p>
          </table:table-cell>
          <table:table-cell office:value-type="string" calcext:value-type="string">
            <text:p>[nyāya and mīmāṃsā on communication]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kalpa ākāra vastu artha ākāraḥ bāhya vikalpaḥ vāsanā rūpa pratibhāsaḥ pratibhāsa vikalpasya viṣayaḥ sāmānya viṣaya</text:p>
          </table:table-cell>
          <table:table-cell office:value-type="string" calcext:value-type="string">
            <text:p>[appearance and conceptuality] [previously: linguistic reference]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heda bhedaḥ eka bhedāt bhinna abheda bhede abhedaḥ bhedena dharma aneka ekam bhedasya bhedam rūpa</text:p>
          </table:table-cell>
          <table:table-cell office:value-type="string" calcext:value-type="string">
            <text:p>[difference]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rahma mokṣa ānanda bhagavat maya śrutiḥ anna śruti viṣṇu jñāna mukti viṣṇuḥ arthaḥ sadā devānām</text:p>
          </table:table-cell>
          <table:table-cell office:value-type="string" calcext:value-type="string">
            <text:p>[dvaita on self-realization (NSu)]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igraha pakṣa sādhana sthānam pratijñā artham sthāna para kathā uttara artha tattva siddhāntaḥ doṣa jalpa</text:p>
          </table:table-cell>
          <table:table-cell office:value-type="string" calcext:value-type="string">
            <text:p>[nyāya method]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ādhya dharma dharmaḥ dharmi pakṣa sādhana dharmī pratijñā dharmiṇaḥ doṣaḥ sādhyam hetuḥ hetu dharmiṇi dharmasya</text:p>
          </table:table-cell>
          <table:table-cell office:value-type="string" calcext:value-type="string">
            <text:p>[inference: theoretical elements]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itya nitya śabdaḥ saṃśayaḥ anityaḥ nityaḥ saṃśaya dharma samaḥ prayatna viśeṣa nityam kṛtaka hetuḥ anityam</text:p>
          </table:table-cell>
          <table:table-cell office:value-type="string" calcext:value-type="string">
            <text:p>[inference: examples involving impermanence]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bhāva abhāvaḥ bhāva vastu abhāvasya bhāvaḥ anya rūpa virodhaḥ vidhi niṣedha pratiṣedha abhāvayoḥ virodha niṣedhaḥ</text:p>
          </table:table-cell>
          <table:table-cell office:value-type="string" calcext:value-type="string">
            <text:p>[yes and no]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ārya buddhimat vyāpti vyabhicāra anvaya ghaṭa kāraṇa vyatireka darśana upādāna darśanāt kāryatva kartṛ mātram vyabhicāraḥ</text:p>
          </table:table-cell>
          <table:table-cell office:value-type="string" calcext:value-type="string">
            <text:p>[inference: causal pervasion as unreliable]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uḥkha sukha rāga duḥkham sukham ātma tattva doṣa dveṣa saṃsāra nivṛttiḥ avidyā pravṛtti rāgaḥ janma</text:p>
          </table:table-cell>
          <table:table-cell office:value-type="string" calcext:value-type="string">
            <text:p>[nyāya on saṃsāra and mokṣa] [formerly: emotions and soteriology]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avya saṃyoga guṇa vibhāga karma kāraṇa dvi saṃyogaḥ guru ākāśa dravyam mahat samavāyi parimāṇa kāraṇam</text:p>
          </table:table-cell>
          <table:table-cell office:value-type="string" calcext:value-type="string">
            <text:p>[vaiśeṣika ontology] [formerly: vaiśeṣika reals]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ināśa vināśaḥ kṣaṇa bhāvaḥ kṣaṇika nāśaḥ kāla bhāvasya nāśa svabhāvaḥ antara paścāt svabhāva utpatti hetu</text:p>
          </table:table-cell>
          <table:table-cell office:value-type="string" calcext:value-type="string">
            <text:p>[bauddha momentariness]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āmānya vyakti sāmānyam go jāti sāmānyasya jātiḥ vyaktiḥ viśeṣa pratyaya gauḥ eka jāteḥ vyakteḥ sādṛśyam</text:p>
          </table:table-cell>
          <table:table-cell office:value-type="string" calcext:value-type="string">
            <text:p>[meaning of words] [formerly: generality and specificity]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amāṇa artha pramāṇam pravṛtti jñānam prāmāṇyam prameya niścaya kriyā niścayaḥ phalam viṣaya prameyam prāmāṇya pravṛttiḥ</text:p>
          </table:table-cell>
          <table:table-cell office:value-type="string" calcext:value-type="string">
            <text:p>[pramāṇa]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ūpa sparśa pṛthivī cakṣuḥ gandha indriya śabda rasa guṇa pradīpa śrotra grahaṇam tejaḥ śabdaḥ indriyam</text:p>
          </table:table-cell>
          <table:table-cell office:value-type="string" calcext:value-type="string">
            <text:p>[sensation] [formerly: sensation (outward factors)]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gni dhūma kārya kāraṇa dhūmaḥ agniḥ bhāvaḥ agneḥ gamaka svabhāva dhūmasya vahni pratibandhaḥ kāryam anvaya</text:p>
          </table:table-cell>
          <table:table-cell office:value-type="string" calcext:value-type="string">
            <text:p>[inference: fire and smoke]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at asat kāraṇa kāraṇam kāryam kārya sattā asataḥ cit sarvam utpatti prāk sataḥ utpattiḥ sattvam</text:p>
          </table:table-cell>
          <table:table-cell office:value-type="string" calcext:value-type="string">
            <text:p>[sāṃkhya on pre-existent effect in the cause]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nupalabdhiḥ abhāva upalabdhi dṛśya anupalabdheḥ abhāvaḥ svabhāva anupalabdhi upalabdhiḥ viruddha vyāpaka upalambha anupalambhaḥ śīta lakṣaṇa</text:p>
          </table:table-cell>
          <table:table-cell office:value-type="string" calcext:value-type="string">
            <text:p>[discussing the imperceptible]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atyakṣa anumānam anumāna pratyakṣam liṅga pramāṇa pratyakṣeṇa pramāṇam anumānena anumānasya liṅgam pratyakṣasya viṣaya āgama anumāne</text:p>
          </table:table-cell>
          <table:table-cell office:value-type="string" calcext:value-type="string">
            <text:p>[inference: in relation to other pramāṇas]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ka deśa avayava avayavi avayavī avayavinaḥ paramāṇu avayavāḥ parimāṇa deśaḥ paramāṇavaḥ antara deśena vṛtti aṇu</text:p>
          </table:table-cell>
          <table:table-cell office:value-type="string" calcext:value-type="string">
            <text:p>[atoms, parts, and wholes] [formerly: parts and wholes]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eda śāstra śāstram nyāya mahā vidyā tattva artha sarva jana upadeśa adhyayana mūla para dharma</text:p>
          </table:table-cell>
          <table:table-cell office:value-type="string" calcext:value-type="string">
            <text:p>[orthodox tradition]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itta sarva kāya kleśa cittam dharma samādhi cittasya nirodha avidyā śūnyatā karma kleśāḥ ārya viveka</text:p>
          </table:table-cell>
          <table:table-cell office:value-type="string" calcext:value-type="string">
            <text:p>[bauddha on saṃsāra and mokṣa]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hala svarga vidhi phalam karma hiṃsā kāmaḥ vidhiḥ sādhana putra yāga artha vidheḥ yajeta codanā</text:p>
          </table:table-cell>
          <table:table-cell office:value-type="string" calcext:value-type="string">
            <text:p>[vedic sacrifice]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ajata mithyā bādhaka satya rajatam svapna bādhya sākṣi bādhaḥ sat śukti jñāna asat bhrānti mithyātvam</text:p>
          </table:table-cell>
          <table:table-cell office:value-type="string" calcext:value-type="string">
            <text:p>[error (NSu)]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kālaḥ atīta vidyate vartamāna kāla yujyate pratītya upapadyate saṃbhavati nirvāṇam utpādaḥ phalam idānīm utpāda pratipādayan</text:p>
          </table:table-cell>
          <table:table-cell office:value-type="string" calcext:value-type="string">
            <text:p>[time and opportunity (PP)]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āmāṇyam veda āpta prāmāṇya pramāṇa artha āgama aprāmāṇyam vākya pramāṇam puruṣa doṣa vaktṛ apauruṣeya svatas</text:p>
          </table:table-cell>
          <table:table-cell office:value-type="string" calcext:value-type="string">
            <text:p>[trustworthy speech]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añca prakṛti vyaktam rajaḥ pradhānam prakṛtiḥ avyaktam vikāra tamaḥ sattva mahat avyakta sargaḥ vṛttiḥ tanmātrāṇi</text:p>
          </table:table-cell>
          <table:table-cell office:value-type="string" calcext:value-type="string">
            <text:p>[sāṃkhya metaphysics and ontology]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mṛti pūrva smṛtiḥ anubhava smaraṇam smaraṇa saṃskāra smṛteḥ anubhavaḥ kāla saṃskāraḥ anubhūta viṣaya jñānam jñāna</text:p>
          </table:table-cell>
          <table:table-cell office:value-type="string" calcext:value-type="string">
            <text:p>[experience and recollection]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karma śarīra śarīram icchā īśvaraḥ īśvara prayatna dharma śarīrasya deha adharma phala karmaṇaḥ cetanā bhoga</text:p>
          </table:table-cell>
          <table:table-cell office:value-type="string" calcext:value-type="string">
            <text:p>[karmic causal chain]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havanti viśeṣāḥ dharmāḥ sarve santi hetavaḥ syuḥ viśeṣa arthāḥ yeṣām kecid śabdāḥ anye teṣu bhāvāḥ</text:p>
          </table:table-cell>
          <table:table-cell office:value-type="string" calcext:value-type="string">
            <text:p>[plural words]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ndriya manaḥ ātma manasaḥ śarīra yugapad jñāna sukha viṣaya artha icchā cakṣuḥ jñānam sannikarṣa indriyāṇām</text:p>
          </table:table-cell>
          <table:table-cell office:value-type="string" calcext:value-type="string">
            <text:p>[nyāya prameyas related to the self]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nvaya icchā jñāna anvita kṛti iṣṭa sādhana śakti pada saṃsarga artha jñānam viṣaya vākya yogya</text:p>
          </table:table-cell>
          <table:table-cell office:value-type="string" calcext:value-type="string">
            <text:p>[motivation and speech]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kriyā kāraka kartṛ karma karaṇa artha vyāpāra vyāpāraḥ dhātu karaṇam arthaḥ bhāvanā kriyām karoti kriyāyāḥ</text:p>
          </table:table-cell>
          <table:table-cell office:value-type="string" calcext:value-type="string">
            <text:p>[action]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janma bhāvanā rāga vāsanā deha citta vijñāna hetuḥ abhyāsāt abhyāsa hetu dehaḥ maraṇa vikāra abhyāsaḥ</text:p>
          </table:table-cell>
          <table:table-cell office:value-type="string" calcext:value-type="string">
            <text:p>[bauddha personal development]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ham puruṣa puruṣaḥ buddhi puruṣasya ātmā artham buddhiḥ arthaḥ ātmanaḥ ātmānam buddheḥ prakṛtiḥ mama bhoktā</text:p>
          </table:table-cell>
          <table:table-cell office:value-type="string" calcext:value-type="string">
            <text:p>[sāṃkhya on self and other]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iśeṣaṇa viśeṣya samavāyaḥ ghaṭa samavāya bhū sambandha ghaṭaḥ viśeṣaṇam viśiṣṭa ādhāra sambandhaḥ paṭa paṭaḥ guṇa</text:p>
          </table:table-cell>
          <table:table-cell office:value-type="string" calcext:value-type="string">
            <text:p>[qualification]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krama varṇa kramaḥ varṇṇa eka aneka krameṇa yugapad pada sakṛt varṇāḥ varṇānām artha dhvani varṇṇānām</text:p>
          </table:table-cell>
          <table:table-cell office:value-type="string" calcext:value-type="string">
            <text:p>[time in sphoṭa theory]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rtha mukhya eka guṇa śabda upacāraḥ saṃyogāt pradhāna darśanāt liṅga karma upacāra śeṣa anya śabdaḥ</text:p>
          </table:table-cell>
          <table:table-cell office:value-type="string" calcext:value-type="string">
            <text:p>[contextuality of speec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1:54:55.657844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22:05.487629744</meta:creation-date>
    <dc:date>2019-09-09T12:08:40.974795377</dc:date>
    <meta:editing-duration>PT13H32M18S</meta:editing-duration>
    <meta:editing-cycles>4</meta:editing-cycles>
    <meta:generator>LibreOffice/5.4.4.2$MacOSX_X86_64 LibreOffice_project/2524958677847fb3bb44820e40380acbe820f960</meta:generator>
    <meta:document-statistic meta:table-count="1" meta:cell-count="153" meta:object-count="0"/>
  </office:meta>
</office:document-meta>
</file>